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바탕" svg:font-family="바탕"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697cm"/>
    </style:style>
    <style:style style:name="Table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officeooo:rsid="000d5605" officeooo:paragraph-rsid="002e517c"/>
    </style:style>
    <style:style style:name="P3" style:family="paragraph" style:parent-style-name="Text_20_body">
      <style:text-properties officeooo:rsid="000d5699" officeooo:paragraph-rsid="000d5699"/>
    </style:style>
    <style:style style:name="P4" style:family="paragraph" style:parent-style-name="Text_20_body">
      <style:text-properties officeooo:rsid="0013095c" officeooo:paragraph-rsid="0013095c"/>
    </style:style>
    <style:style style:name="P5" style:family="paragraph" style:parent-style-name="Text_20_body">
      <style:text-properties officeooo:rsid="00138e7f" officeooo:paragraph-rsid="00138e7f"/>
    </style:style>
    <style:style style:name="P6" style:family="paragraph" style:parent-style-name="Text_20_body">
      <style:text-properties officeooo:rsid="0017348a" officeooo:paragraph-rsid="0018cb66"/>
    </style:style>
    <style:style style:name="P7" style:family="paragraph" style:parent-style-name="Text_20_body">
      <style:text-properties officeooo:rsid="0019d49b" officeooo:paragraph-rsid="0019d49b"/>
    </style:style>
    <style:style style:name="P8" style:family="paragraph" style:parent-style-name="Text_20_body">
      <style:text-properties officeooo:rsid="001d6621" officeooo:paragraph-rsid="001d6621"/>
    </style:style>
    <style:style style:name="P9" style:family="paragraph" style:parent-style-name="Text_20_body">
      <style:text-properties officeooo:rsid="001f45f1" officeooo:paragraph-rsid="001f45f1"/>
    </style:style>
    <style:style style:name="P10" style:family="paragraph" style:parent-style-name="Text_20_body">
      <style:text-properties officeooo:rsid="00210902" officeooo:paragraph-rsid="00210902"/>
    </style:style>
    <style:style style:name="P11" style:family="paragraph" style:parent-style-name="Text_20_body">
      <style:text-properties officeooo:rsid="0026ac2b" officeooo:paragraph-rsid="0026ac2b"/>
    </style:style>
    <style:style style:name="P12" style:family="paragraph" style:parent-style-name="Text_20_body">
      <style:text-properties officeooo:rsid="002993c8" officeooo:paragraph-rsid="002993c8"/>
    </style:style>
    <style:style style:name="P13" style:family="paragraph" style:parent-style-name="Text_20_body">
      <style:text-properties officeooo:rsid="002a8e42" officeooo:paragraph-rsid="002a8e42"/>
    </style:style>
    <style:style style:name="P14" style:family="paragraph" style:parent-style-name="Text_20_body">
      <style:text-properties officeooo:rsid="002b25de" officeooo:paragraph-rsid="002b25de"/>
    </style:style>
    <style:style style:name="P15" style:family="paragraph" style:parent-style-name="Text_20_body">
      <style:text-properties officeooo:rsid="002cd6a8" officeooo:paragraph-rsid="002cd6a8"/>
    </style:style>
    <style:style style:name="P16" style:family="paragraph" style:parent-style-name="Text_20_body">
      <style:paragraph-properties fo:text-align="end" style:justify-single-word="false"/>
      <style:text-properties officeooo:rsid="002984a9" officeooo:paragraph-rsid="002e517c"/>
    </style:style>
    <style:style style:name="P17" style:family="paragraph" style:parent-style-name="Text_20_body">
      <style:text-properties officeooo:rsid="00178820" officeooo:paragraph-rsid="0018cb66"/>
    </style:style>
    <style:style style:name="P18" style:family="paragraph" style:parent-style-name="Text_20_body">
      <style:text-properties officeooo:rsid="001f80fd" officeooo:paragraph-rsid="001f80fd"/>
    </style:style>
    <style:style style:name="P19" style:family="paragraph" style:parent-style-name="Text_20_body">
      <style:text-properties officeooo:rsid="0031935d" officeooo:paragraph-rsid="0031935d"/>
    </style:style>
    <style:style style:name="P20" style:family="paragraph" style:parent-style-name="Text_20_body">
      <style:text-properties officeooo:rsid="0031935d" officeooo:paragraph-rsid="0035e257"/>
    </style:style>
    <style:style style:name="P21" style:family="paragraph" style:parent-style-name="Text_20_body">
      <style:text-properties officeooo:rsid="00288941" officeooo:paragraph-rsid="00288941"/>
    </style:style>
    <style:style style:name="P22" style:family="paragraph" style:parent-style-name="Text_20_body">
      <style:text-properties officeooo:rsid="00397871" officeooo:paragraph-rsid="00397871"/>
    </style:style>
    <style:style style:name="P23" style:family="paragraph" style:parent-style-name="Text_20_body">
      <style:text-properties officeooo:rsid="003a755a" officeooo:paragraph-rsid="003a755a"/>
    </style:style>
    <style:style style:name="P24" style:family="paragraph" style:parent-style-name="Text_20_body">
      <style:text-properties officeooo:rsid="003f9e8b" officeooo:paragraph-rsid="0043e816"/>
    </style:style>
    <style:style style:name="P25" style:family="paragraph" style:parent-style-name="Text_20_body">
      <style:text-properties officeooo:rsid="003c080b" officeooo:paragraph-rsid="00580ec3"/>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Heading_20_1">
      <style:text-properties officeooo:rsid="000d5605" officeooo:paragraph-rsid="000d5605"/>
    </style:style>
    <style:style style:name="P32" style:family="paragraph" style:parent-style-name="Heading_20_4">
      <style:text-properties officeooo:rsid="0017348a" officeooo:paragraph-rsid="0017348a"/>
    </style:style>
    <style:style style:name="P33" style:family="paragraph" style:parent-style-name="Heading_20_4">
      <style:text-properties officeooo:rsid="001b9287" officeooo:paragraph-rsid="001b9287"/>
    </style:style>
    <style:style style:name="P34" style:family="paragraph" style:parent-style-name="Heading_20_4">
      <style:text-properties officeooo:rsid="001f80fd" officeooo:paragraph-rsid="001f80fd"/>
    </style:style>
    <style:style style:name="P35" style:family="paragraph" style:parent-style-name="Heading_20_4">
      <style:text-properties officeooo:rsid="003c080b" officeooo:paragraph-rsid="003c080b"/>
    </style:style>
    <style:style style:name="P36" style:family="paragraph" style:parent-style-name="Heading_20_2">
      <style:text-properties officeooo:rsid="00120f41" officeooo:paragraph-rsid="00120f41"/>
    </style:style>
    <style:style style:name="P37" style:family="paragraph" style:parent-style-name="Heading_20_2" style:list-style-name="">
      <style:paragraph-properties style:text-autospace="none"/>
      <style:text-properties officeooo:rsid="00120f41" officeooo:paragraph-rsid="00120f41"/>
    </style:style>
    <style:style style:name="P38" style:family="paragraph" style:parent-style-name="Heading_20_2">
      <style:text-properties officeooo:rsid="002993c8" officeooo:paragraph-rsid="002993c8"/>
    </style:style>
    <style:style style:name="P39" style:family="paragraph" style:parent-style-name="Heading_20_2">
      <style:text-properties officeooo:rsid="002b25de" officeooo:paragraph-rsid="002b25de"/>
    </style:style>
    <style:style style:name="P40" style:family="paragraph" style:parent-style-name="Heading_20_2">
      <style:paragraph-properties fo:break-before="page"/>
      <style:text-properties officeooo:rsid="00120f41" officeooo:paragraph-rsid="00120f41"/>
    </style:style>
    <style:style style:name="P41" style:family="paragraph" style:parent-style-name="Heading_20_3">
      <style:text-properties officeooo:rsid="0031935d" officeooo:paragraph-rsid="0031935d"/>
    </style:style>
    <style:style style:name="P42" style:family="paragraph" style:parent-style-name="Heading_20_3">
      <style:text-properties officeooo:rsid="0017348a" officeooo:paragraph-rsid="0017348a"/>
    </style:style>
    <style:style style:name="P43" style:family="paragraph" style:parent-style-name="Heading_20_3">
      <style:text-properties officeooo:rsid="00309230" officeooo:paragraph-rsid="00309230"/>
    </style:style>
    <style:style style:name="P44" style:family="paragraph">
      <style:paragraph-properties fo:text-align="center"/>
    </style:style>
    <style:style style:name="P45" style:family="paragraph">
      <style:paragraph-properties fo:text-align="center"/>
      <style:text-properties style:font-name="Arial" fo:font-size="24pt" fo:font-weight="bold" style:font-size-asian="24pt" style:font-weight-asian="bold" style:font-size-complex="24pt" style:font-weight-complex="bold"/>
    </style:style>
    <style:style style:name="T1" style:family="text">
      <style:text-properties officeooo:rsid="000d5dc0"/>
    </style:style>
    <style:style style:name="T2" style:family="text">
      <style:text-properties officeooo:rsid="00149dcd"/>
    </style:style>
    <style:style style:name="T3" style:family="text">
      <style:text-properties officeooo:rsid="0015758a"/>
    </style:style>
    <style:style style:name="T4" style:family="text">
      <style:text-properties officeooo:rsid="0018cb66"/>
    </style:style>
    <style:style style:name="T5" style:family="text">
      <style:text-properties fo:font-style="italic" officeooo:rsid="0018cb6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8cb66" style:font-style-asian="normal" style:font-style-complex="normal"/>
    </style:style>
    <style:style style:name="T8" style:family="text">
      <style:text-properties officeooo:rsid="001e8ae7"/>
    </style:style>
    <style:style style:name="T9" style:family="text">
      <style:text-properties officeooo:rsid="0020c8f4"/>
    </style:style>
    <style:style style:name="T10" style:family="text">
      <style:text-properties officeooo:rsid="002828e6"/>
    </style:style>
    <style:style style:name="T11" style:family="text">
      <style:text-properties officeooo:rsid="002d8456"/>
    </style:style>
    <style:style style:name="T12" style:family="text">
      <style:text-properties officeooo:rsid="00324998"/>
    </style:style>
    <style:style style:name="T13" style:family="text">
      <style:text-properties officeooo:rsid="0033f8d1"/>
    </style:style>
    <style:style style:name="T14" style:family="text">
      <style:text-properties officeooo:rsid="003bd61b"/>
    </style:style>
    <style:style style:name="T15" style:family="text">
      <style:text-properties officeooo:rsid="003df45e"/>
    </style:style>
    <style:style style:name="T16" style:family="text">
      <style:text-properties officeooo:rsid="003f9e8b"/>
    </style:style>
    <style:style style:name="T17" style:family="text">
      <style:text-properties officeooo:rsid="0041d072"/>
    </style:style>
    <style:style style:name="T18" style:family="text">
      <style:text-properties officeooo:rsid="0043e816"/>
    </style:style>
    <style:style style:name="T19" style:family="text">
      <style:text-properties officeooo:rsid="0046fb88" style:language-asian="ko" style:country-asian="KR"/>
    </style:style>
    <style:style style:name="T20" style:family="text">
      <style:text-properties officeooo:rsid="0048945a" style:language-asian="ko" style:country-asian="KR"/>
    </style:style>
    <style:style style:name="T21" style:family="text">
      <style:text-properties fo:font-weight="bold" style:language-asian="ko" style:country-asian="KR" style:font-weight-asian="bold" style:font-weight-complex="bold"/>
    </style:style>
    <style:style style:name="T22" style:family="text">
      <style:text-properties officeooo:rsid="0049bf8a"/>
    </style:style>
    <style:style style:name="T23" style:family="text">
      <style:text-properties fo:font-weight="normal" officeooo:rsid="00580ec3" style:language-asian="ko" style:country-asian="KR" style:font-weight-asian="normal" style:font-weight-complex="normal"/>
    </style:style>
    <style:style style:name="T24" style:family="text">
      <style:text-properties fo:font-weight="normal" officeooo:rsid="0059f7e6" style:language-asian="ko" style:country-asian="KR" style:font-weight-asian="normal" style:font-weight-complex="normal"/>
    </style:style>
    <style:style style:name="T25" style:family="text">
      <style:text-properties fo:font-weight="normal" officeooo:rsid="005c6242" style:language-asian="ko" style:country-asian="KR" style:font-weight-asian="normal" style:font-weight-complex="normal"/>
    </style:style>
    <style:style style:name="T26" style:family="text">
      <style:text-properties style:font-name="Arial" fo:font-size="24pt" fo:font-weight="bold" style:font-size-asian="24pt" style:font-weight-asian="bold" style:font-size-complex="24pt" style:font-weight-complex="bol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start text:name="__RefHeading__8466_203961588"/>Project Enigma<text:bookmark-end text:name="__RefHeading__8466_203961588"/></text:h>
      <table:table table:name="Table1" table:style-name="Table1">
        <table:table-column table:style-name="Table1.A"/>
        <table:table-column table:style-name="Table1.B"/>
        <table:table-row table:style-name="Table1.1">
          <table:table-cell table:style-name="Table1.A1" office:value-type="string">
            <text:p text:style-name="P2">Usage guide</text:p>
          </table:table-cell>
          <table:table-cell table:style-name="Table1.A1" office:value-type="string">
            <text:p text:style-name="P16">Last Modified: 2014071700</text:p>
          </table:table-cell>
        </table:table-row>
      </table:table>
      <text:h text:style-name="P36" text:outline-level="2"><text:bookmark-start text:name="__RefHeading__8468_203961588"/>Overview<text:bookmark-end text:name="__RefHeading__8468_203961588"/></text:h>
      <text:p text:style-name="P3">Boot class is the entry point for an Enigma program. From here, EnigmaGUI and EnigmaLogic are created, which form the more user-immediate part of the program <text:span text:style-name="T1">that are meant to contain the GUI and Logic classes, respectively. The base class for the actual GUI and Logic classes are GUIcanvas and GUILogic, respectively. This separation is meant to enable swapping of different GUI and Logic classes during runtime. Furthermore, EnigmaGUI extends JFrame, while GUIcanvas extends JPanel. The project attempts to implement a limited version of the CMV doctrine, where GUIcanvas acts as a subjective class that acts only on behalf of either GUILogic or user IO, which is delegated to GUILogic as soon as possible. A full duplex link is used to facilitate this design. GUIcanvas and GUILogic are designed to be used as the base class for inheritance rather than be used as is.</text:span></text:p>
      <text:h text:style-name="P37" text:outline-level="2"><draw:rect text:anchor-type="paragraph" draw:z-index="4" draw:style-name="gr2" draw:text-style-name="P45" svg:width="4.426cm" svg:height="2.213cm" svg:x="5.974cm" svg:y="0.104cm"><text:p text:style-name="P44"><text:span text:style-name="T26">Boot</text:span></text:p></draw:rect><draw:rect text:anchor-type="paragraph" draw:z-index="5" draw:style-name="gr2" draw:text-style-name="P45" svg:width="5.005cm" svg:height="2.213cm" svg:x="1.716cm" svg:y="3.711cm"><text:p text:style-name="P44"><text:span text:style-name="T26">EnigmaGUI</text:span></text:p></draw:rect><draw:rect text:anchor-type="paragraph" draw:z-index="6" draw:style-name="gr2" draw:text-style-name="P45" svg:width="5.005cm" svg:height="2.213cm" svg:x="1.716cm" svg:y="7.608cm"><text:p text:style-name="P44"><text:span text:style-name="T26">GUIcanvas</text:span></text:p></draw:rect><draw:rect text:anchor-type="paragraph" draw:z-index="7" draw:style-name="gr2" draw:text-style-name="P45" svg:width="5.799cm" svg:height="2.213cm" svg:x="9.437cm" svg:y="3.711cm"><text:p text:style-name="P44"><text:span text:style-name="T26">EnigmaLogic</text:span></text:p></draw:rect><draw:rect text:anchor-type="paragraph" draw:z-index="8" draw:style-name="gr2" draw:text-style-name="P45" svg:width="5.799cm" svg:height="2.213cm" svg:x="9.437cm" svg:y="7.608cm"><text:p text:style-name="P44"><text:span text:style-name="T26">GUILogic</text:span></text:p></draw:rect><draw:line text:anchor-type="paragraph" draw:z-index="0" draw:style-name="gr1" draw:text-style-name="P44" svg:x1="8.403cm" svg:y1="0.808cm" svg:x2="3.835cm" svg:y2="3.822cm"><text:p/></draw:line><draw:line text:anchor-type="paragraph" draw:z-index="1" draw:style-name="gr1" draw:text-style-name="P44" svg:x1="8.116cm" svg:y1="0.665cm" svg:x2="12.566cm" svg:y2="3.743cm"><text:p/></draw:line><draw:line text:anchor-type="paragraph" draw:z-index="2" draw:style-name="gr1" draw:text-style-name="P44" svg:x1="3.882cm" svg:y1="4.369cm" svg:x2="3.882cm" svg:y2="7.784cm"><text:p/></draw:line><draw:line text:anchor-type="paragraph" draw:z-index="3" draw:style-name="gr1" draw:text-style-name="P44" svg:x1="12.349cm" svg:y1="4.272cm" svg:x2="12.349cm" svg:y2="8.216cm"><text:p/></draw:lin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9"><text:a xlink:type="simple" xlink:href="#__RefHeading__8466_203961588" text:style-name="Index_20_Link" text:visited-style-name="Index_20_Link">Project Enigma<text:tab/>1</text:a></text:p>
          <text:p text:style-name="P27"><text:a xlink:type="simple" xlink:href="#__RefHeading__8468_203961588" text:style-name="Index_20_Link" text:visited-style-name="Index_20_Link">Overview<text:tab/>1</text:a></text:p>
          <text:p text:style-name="P27"><text:a xlink:type="simple" xlink:href="#__RefHeading__8470_203961588" text:style-name="Index_20_Link" text:visited-style-name="Index_20_Link">Canvas<text:tab/>3</text:a></text:p>
          <text:p text:style-name="P26"><text:a xlink:type="simple" xlink:href="#__RefHeading__192_1307438538" text:style-name="Index_20_Link" text:visited-style-name="Index_20_Link">Renderer<text:tab/>3</text:a></text:p>
          <text:p text:style-name="P26"><text:a xlink:type="simple" xlink:href="#__RefHeading__8472_203961588" text:style-name="Index_20_Link" text:visited-style-name="Index_20_Link">Animations<text:tab/>3</text:a></text:p>
          <text:p text:style-name="P30"><text:a xlink:type="simple" xlink:href="#__RefHeading__8474_203961588" text:style-name="Index_20_Link" text:visited-style-name="Index_20_Link">Sprite based animation<text:tab/>3</text:a></text:p>
          <text:p text:style-name="P30"><text:a xlink:type="simple" xlink:href="#__RefHeading__8476_203961588" text:style-name="Index_20_Link" text:visited-style-name="Index_20_Link">Translation animation<text:tab/>3</text:a></text:p>
          <text:p text:style-name="P30"><text:a xlink:type="simple" xlink:href="#__RefHeading__8478_203961588" text:style-name="Index_20_Link" text:visited-style-name="Index_20_Link">Fading animation<text:tab/>4</text:a></text:p>
          <text:p text:style-name="P26"><text:a xlink:type="simple" xlink:href="#__RefHeading__194_1307438538" text:style-name="Index_20_Link" text:visited-style-name="Index_20_Link">Dialog system<text:tab/>4</text:a></text:p>
          <text:p text:style-name="P30"><text:a xlink:type="simple" xlink:href="#__RefHeading__245_1023684319" text:style-name="Index_20_Link" text:visited-style-name="Index_20_Link">Format<text:tab/>4</text:a></text:p>
          <text:p text:style-name="P27"><text:a xlink:type="simple" xlink:href="#__RefHeading__8480_203961588" text:style-name="Index_20_Link" text:visited-style-name="Index_20_Link">Sound<text:tab/>5</text:a></text:p>
          <text:p text:style-name="P27"><text:a xlink:type="simple" xlink:href="#__RefHeading__8482_203961588" text:style-name="Index_20_Link" text:visited-style-name="Index_20_Link">Data IO<text:tab/>5</text:a></text:p>
        </text:index-body>
      </text:table-of-content>
      <text:h text:style-name="P37" text:outline-level="2"/>
      <text:h text:style-name="P40" text:outline-level="2"><text:bookmark-start text:name="__RefHeading__8470_203961588"/>Canvas<text:bookmark-end text:name="__RefHeading__8470_203961588"/></text:h>
      <text:p text:style-name="P4">The canvas is populated by classes in the canvasItems package, which inherit the abstract class ACItem as their base class. <text:span text:style-name="T2">Each item can be put in a CGroupNode class, which acts as a container for organizing many canvas items at once.<text:line-break/>Control objects like buttons or text boxes are collected via refreshControls() explicitly to prevent the user from having to trawl the objects tree directly, while avoiding the performance issues. <text:s/>A private function registerControls(CGroupNode) is also available as a means to improve performance but could lead to problems.</text:span></text:p>
      <text:p text:style-name="P11">Z-order gives precedence to groups. A group in the front will always show all it's items (if visible within the group) even if another group's item might be in front of an item in the former group. The groups themselves are given priority over other items (as in they are drawn later, which means they come out front).<text:line-break/>Whether “front” means low z value or high can be set.<text:line-break/><text:span text:style-name="T10">Implementation relies on CGroupNode instances' children list order.</text:span></text:p>
      <text:p text:style-name="P5">More complex items (CTextBox, CButton, CText, and the image classes) <text:span text:style-name="T3">are instanced via</text:span> definition classes, which facilitate creating many similar items via the CanvasFactory class, which use its store data to create definition instances that are then used to create the canvas items.</text:p>
      <text:p text:style-name="P10">Opacity is rounded to 0 or 1 (fully transparent / fully opaque) whenever they are near enough said values determined by a threshold to avoid problems due to floats' inaccuracy.</text:p>
      <text:p text:style-name="P21">Similarly, depth is rounded to a threshold, but only during comparison. Stored data is not rounded.</text:p>
      <text:h text:style-name="P41" text:outline-level="3"><text:bookmark-start text:name="__RefHeading__192_1307438538"/>Renderer<text:bookmark-end text:name="__RefHeading__192_1307438538"/></text:h>
      <text:p text:style-name="P19">All canvas items are painted via the Renderer class, which accepts any ACItem.</text:p>
      <text:p text:style-name="P19">The idea is to make canvas items modular data storage classes. This <text:span text:style-name="T12">is done in hopes that this would allow </text:span>different implementations of renderers to be used with different implementations of canvas items with minimum work.</text:p>
      <text:h text:style-name="P42" text:outline-level="3"><text:bookmark-start text:name="__RefHeading__8472_203961588"/>Animations<text:bookmark-end text:name="__RefHeading__8472_203961588"/></text:h>
      <text:h text:style-name="P32" text:outline-level="4"><text:bookmark-start text:name="__RefHeading__8474_203961588"/>Sprite based animation<text:bookmark-end text:name="__RefHeading__8474_203961588"/></text:h>
      <text:p text:style-name="P6">Sprite based animations are handled by the CJifImage class, which inherits CStaticImage. <text:span text:style-name="T4">The sprites used in an animation use the convention </text:span><text:span text:style-name="T5">seriesname+framename+</text:span><text:span text:style-name="T7">.png. For example, an animated fire sprite would need several PNG files such as fire0.png, fire1.png, fire2.png, etc.</text:span></text:p>
      <text:p text:style-name="P7"><text:span text:style-name="T7">C</text:span><text:span text:style-name="T6">JifImage can be set to stop or be removed after a single run.</text:span></text:p>
      <text:p text:style-name="P17">Each CJifImage runs with its own Timer to support arbitrary redraw frequency at the cost of computational resources. </text:p>
      <text:h text:style-name="P33" text:outline-level="4"><text:bookmark-start text:name="__RefHeading__8476_203961588"/><text:soft-page-break/>Translation animation<text:bookmark-end text:name="__RefHeading__8476_203961588"/></text:h>
      <text:p text:style-name="P8">CAnimation class contains data on <text:span text:style-name="T8">how much to move what ACItem in how much time and what to do next. As such, it calculates and stores the amount of movement required each tick as defined by the program's refresh rate. The next animation instructions are stored as a queue of CAnimation instances.</text:span></text:p>
      <text:p text:style-name="P9">Logic classes use CAnimation for animations to queue animations. GUILogic provides moveRelative, jitter, and accMove as examples on the use of C<text:span text:style-name="T9">A</text:span>nimation.</text:p>
      <text:h text:style-name="P34" text:outline-level="4"><text:bookmark-start text:name="__RefHeading__8478_203961588"/>Fading animation<text:bookmark-end text:name="__RefHeading__8478_203961588"/></text:h>
      <text:p text:style-name="P18">CFade class performs a similar function as CAnimation, but in regards to fading an ACItem's opacity.</text:p>
      <text:h text:style-name="P43" text:outline-level="3"><text:bookmark-start text:name="__RefHeading__194_1307438538"/>Dialog system<text:bookmark-end text:name="__RefHeading__194_1307438538"/></text:h>
      <text:p text:style-name="P19">The dialog system is composed of 3 classes.<text:line-break/>CDialogSeq is a container class that contains a sequence of CDialogBox. <text:span text:style-name="T13">This class also keeps track of which CDialogBox is being displayed.</text:span><text:line-break/>CDialogBox is a single dialog box and its constituent information. A dialog which requires user interaction (or other method) to change the text would be moving from one CDialogBox to another.<text:line-break/>CDialogOpt inherits CDialogBox, and contains a list of CButton objects.</text:p>
      <text:p text:style-name="P20">The above classes, <text:span text:style-name="T13">as with all other canvas items, are simple data storage classes. CDialogSeq is not automatically translated to paintable primitives, and CDialogOpt does not register its CButtons with the parent canvas. This is to be done elsewhere, explicitly.</text:span></text:p>
      <text:p text:style-name="P22">Base implementation contains a CDialogSeq → CGroupNode translator in the renderer. This allows the dialog box to be 1) manipulated directly, and 2) cached by the logic code, so as to avoid translating each screen frame.</text:p>
      <text:p text:style-name="P23">Dialog sequence can be imported from JLD files via the included DialogPlayer, <text:span text:style-name="T14">which is responsible for using the CDialogSeq instances as interactive GUI elements.</text:span></text:p>
      <text:h text:style-name="P35" text:outline-level="4"><text:bookmark-start text:name="__RefHeading__245_1023684319"/>Format<text:bookmark-end text:name="__RefHeading__245_1023684319"/></text:h>
      <text:p text:style-name="P24"><text:span text:style-name="T17">Image anchors are not stored explicitly, but taken as x0 and y0 coordinates, which may not be the top left corner due to the fact that scaling supports negative coefficients, which reverse the image.<text:line-break/></text:span>Required fields marked with *<text:line-break/><text:span text:style-name="T18">The order in which fields are written is not important except for the fact that a box will use the last box's values for those values left blank with the exception of content, which will remain blank. For images, use a blank string to signify an explicitly null value.</text:span></text:p>
      <text:p text:style-name="P25">name*<text:tab/>name of CDialogSeq<text:line-break/>bg <text:tab/>location of bg image<text:line-break/>frame <text:tab/>location of the image used as the text box's frame<text:line-break/><text:span text:style-name="T15">font*<text:tab/>font used<text:line-break/></text:span><text:soft-page-break/><text:span text:style-name="T15">size*<text:tab/>font size used<text:line-break/>style<text:tab/>font style used as java int flag. e.g. plain=0, bold=1, italic=2<text:line-break/></text:span><text:span text:style-name="T19">fill<text:tab/>text color as an array of 4 ints, </text:span><text:span text:style-name="T20">defaults to white</text:span><text:span text:style-name="T19"><text:line-break/>stroke<text:tab/>stroke color as an array of 4 ints, </text:span><text:span text:style-name="T20">defaults to black<text:line-break/>thickness<text:tab/>stroke thickness, defaults to 2</text:span><text:line-break/>boxes*<text:tab/>array of CDialogBox data<text:line-break/><text:span text:style-name="T21">┖</text:span><text:tab/>name<text:tab/><text:tab/>name of CDialogBox, <text:span text:style-name="T22">defaults to sequence name + number (e.g. name1)</text:span><text:line-break/><text:tab/>charName<text:tab/><text:tab/>name displayed<text:line-break/><text:tab/><text:span text:style-name="T16">bg<text:tab/><text:tab/><text:tab/>location of bg image<text:line-break/><text:tab/>frame<text:tab/><text:tab/><text:tab/>location of frame image<text:line-break/><text:tab/>character<text:tab/><text:tab/>location of character image<text:line-break/><text:tab/>content<text:tab/><text:tab/><text:tab/>text displayed as main content<text:line-break/><text:tab/>charHeight<text:tab/><text:tab/>displacement of the character image from the bottom of the screen<text:line-break/><text:tab/>frameHeight<text:tab/><text:tab/>displacement of the frame image from the bottom of the screen<text:line-break/><text:tab/>charNameOffsetX<text:tab/>displacement of the character name text from the frame image anchor<text:line-break/><text:tab/>charNameOffsetY<text:line-break/><text:tab/>contentOffsetX<text:tab/>displacement of the main content text from the frame image anchor<text:line-break/><text:tab/>contentOffsetY<text:line-break/><text:tab/>optionHeight<text:tab/><text:tab/>displacement of the last option button from the screen bottom<text:line-break/><text:tab/><text:tab/><text:tab/><text:tab/>0 by default, does not propagate to the next box<text:line-break/><text:tab/>prev<text:tab/><text:tab/><text:tab/>name of the previous box, the above box by default<text:line-break/><text:tab/>next<text:tab/><text:tab/><text:tab/>name of the next box, the below box by default<text:line-break/><text:tab/><text:tab/><text:tab/><text:tab/>In the above 2 fields, leave blank but do not omit to leave null.<text:line-break/><text:tab/>prevSeq<text:tab/><text:tab/>location of the previous sequence file, not used by default<text:line-break/><text:tab/>nextSeq<text:tab/><text:tab/>location of the next sequence file, not used by default<text:line-break/><text:tab/>results<text:tab/><text:tab/><text:tab/>array of CDialogOpt result names for each button<text:line-break/><text:tab/>buttons<text:tab/><text:tab/><text:tab/>array of CDialogOpt buttons<text:line-break/><text:tab/></text:span><text:span text:style-name="T21">┖<text:tab/></text:span><text:span text:style-name="T23">name<text:tab/><text:tab/>name of the Cbutton, defaults to box name + “_” </text:span><text:span text:style-name="T24">+ </text:span><text:span text:style-name="T23">number<text:line-break/><text:tab/><text:tab/>bg*<text:tab/><text:tab/>location of the bg image<text:line-break/><text:tab/><text:tab/><text:tab/><text:tab/></text:span><text:span text:style-name="T25">This value can be omited from the second button on, which will use <text:tab/><text:tab/><text:tab/><text:tab/>the previous button's characteristics.</text:span><text:span text:style-name="T23"><text:line-break/><text:tab/><text:tab/>hover<text:tab/><text:tab/>location of the hover image<text:line-break/><text:tab/><text:tab/>click<text:tab/><text:tab/>location of the click image<text:line-break/><text:tab/><text:tab/></text:span><text:span text:style-name="T24">command<text:tab/>uniquely identifying command string, defaults to button name</text:span></text:p>
      <text:h text:style-name="P38" text:outline-level="2"><text:bookmark-start text:name="__RefHeading__8480_203961588"/>Sound<text:bookmark-end text:name="__RefHeading__8480_203961588"/></text:h>
      <text:p text:style-name="P12">Sound is supported via BigClip and SClip classes. SClip is a wrapper for Java's AudioSystem Clip, while BigClip is a buffered version as present on Stackoverflow that can support larger audio clips of several minutes, which SClip cannot.</text:p>
      <text:p text:style-name="P13">Unlike the visual classes, the sound system is not bound to the GUI class.</text:p>
      <text:h text:style-name="P39" text:outline-level="2"><text:bookmark-start text:name="__RefHeading__8482_203961588"/><text:soft-page-break/>Data IO<text:bookmark-end text:name="__RefHeading__8482_203961588"/></text:h>
      <text:p text:style-name="P14">Enigma ships with JLD support, <text:span text:style-name="T11">a new format </text:span>which is a slightly modified implementation of JSON. Two core differences are: <text:line-break/>1) JLD structure is more rigid<text:line-break/>The root node must be a complete JLD document. That is, it cannot be a single data pair or an array.<text:line-break/>2) JLD is type agnostic<text:line-break/>All names and values are encased in quotes or double quotes, except for arrays and documents, which are encased in brackets[] and braces{}, respectively. It is up to the user to determine the values' types.</text:p>
      <text:p text:style-name="P15">More information is available in JLD's own documentation, available via the Project Enigma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바탕"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바탕"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바탕"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바탕" style:font-family-asian="바탕"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14:58:20.999000000</meta:creation-date>
    <dc:date>2014-08-23T00:26:15.980000000</dc:date>
    <meta:editing-duration>PT20H10M47S</meta:editing-duration>
    <meta:editing-cycles>84</meta:editing-cycles>
    <meta:generator>LibreOffice/4.2.1.1$Windows_x86 LibreOffice_project/d7dbbd7842e6a58b0f521599204e827654e1fb8b</meta:generator>
    <meta:document-statistic meta:table-count="1" meta:image-count="0" meta:object-count="0" meta:page-count="6" meta:paragraph-count="52" meta:word-count="1391" meta:character-count="8487" meta:non-whitespace-character-count="7074"/>
  </office:meta>
</office:document-meta>
</file>